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automatic-styles>
    <style:style style:name="P1" style:family="paragraph" style:parent-style-name="Heading_20_1" style:list-style-name="">
      <style:paragraph-properties fo:text-indent="0cm" style:auto-text-indent="false"/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/>
    </style:style>
    <style:style style:name="P5" style:family="paragraph" style:parent-style-name="Text_20_body">
      <style:paragraph-properties fo:margin-left="0cm" fo:text-align="center" style:justify-single-word="false" fo:text-indent="0cm" style:auto-text-indent="false" fo:break-before="page"/>
      <style:text-properties fo:language="en" fo:country="US" fo:font-weight="bold" officeooo:paragraph-rsid="0002e58e" style:font-weight-asian="bold" style:font-weight-complex="bold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 fo:font-weight="bold" officeooo:paragraph-rsid="0002e58e" style:font-weight-asian="bold" style:font-weight-complex="bold"/>
    </style:style>
    <style:style style:name="T1" style:family="text">
      <style:text-properties officeooo:rsid="0002e58e"/>
    </style:style>
    <style:style style:name="T2" style:family="text">
      <style:text-properties officeooo:rsid="00077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61_3494899162"/>Introduction to R Programming: A Gentle and Short Start <text:s/><text:bookmark-end text:name="__RefHeading___Toc61_3494899162"/></text:h>
      <text:p text:style-name="P2">This is a professional reference template for RMarkdown outputs in ODT format. <text:span text:style-name="T1">You can same this document as .DOCX, if it’s necessary. </text:span></text:p>
      <text:p text:style-name="Code"/>
      <text:p text:style-name="Code"/>
      <text:p text:style-name="Text_20_body"/>
      <text:p text:style-name="Quotations"/>
      <text:p text:style-name="P3"/>
      <text:p text:style-name="P4"/>
      <text:p text:style-name="P5"/>
      <text:p text:style-name="P6">Acknowledgments</text:p>
      <text:p text:style-name="P4"/>
      <text:p text:style-name="P4">This tutorial was written using RMarkdown and LibreOffice Writer.</text:p>
      <text:p text:style-name="P4">Template maintained by Karen Gomes (2025). <text:span text:style-name="T2">kare.kgomes@usp.b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style:contextual-spacing="false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default-outline-level="1" style:list-style-name="Numbering_20_123" style:class="chapter">
      <style:paragraph-properties fo:margin-top="0cm" fo:margin-bottom="0.21cm" style:contextual-spacing="false" fo:text-align="start" style:justify-single-word="false" fo:text-indent="0cm" style:auto-text-indent="false"/>
      <style:text-properties fo:text-transform="uppercase" style:font-name="arial1" fo:font-family="arial" style:font-style-name="Bold" style:font-family-generic="swiss" fo:font-size="1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style:contextual-spacing="false" fo:text-align="start" style:justify-single-word="false" style:page-number="auto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fo:font-size="1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.21cm" fo:margin-bottom="0.21cm" style:contextual-spacing="false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style:contextual-spacing="false" fo:text-align="start" style:justify-single-word="false" style:page-number="auto" text:number-lines="false" text:line-number="0">
        <style:tab-stops/>
      </style:paragraph-properties>
      <style:text-properties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21cm" style:contextual-spacing="false" fo:text-align="start" style:justify-single-word="false" style:page-number="auto"/>
      <style:text-properties style:font-name="arial3" fo:font-family="arial" style:font-style-name="Regular" style:font-family-generic="swiss" fo:font-size="12pt" fo:font-weight="normal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top="0cm" fo:margin-bottom="0cm" style:contextual-spacing="false" fo:line-height="115%" fo:text-indent="0cm" style:auto-text-indent="false" style:page-number="auto" fo:background-color="transparent">
        <style:tab-stops/>
      </style:paragraph-properties>
      <style:text-properties style:font-name="monospace" fo:font-family="monospace" style:font-style-name="Regular" style:font-pitch="fixed" fo:font-size="10pt" fo:language="en" fo:country="US" fo:background-color="#dddddd"/>
    </style:style>
    <style:style style:name="Quotations" style:family="paragraph" style:parent-style-name="Standard" style:class="html" style:master-page-name="">
      <style:paragraph-properties fo:margin-left="0cm" fo:margin-right="1cm" fo:margin-top="0cm" fo:margin-bottom="0cm" style:contextual-spacing="false" fo:line-height="115%" fo:text-align="start" style:justify-single-word="false" fo:text-indent="0cm" style:auto-text-indent="false" style:page-number="auto"/>
      <style:text-properties style:font-name="Calibri" fo:font-family="Calibri" style:font-style-name="Regular" style:font-family-generic="swiss" style:font-pitch="variable" fo:font-size="11pt" fo:background-color="#50505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text-indent="0cm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1998e"/>
    </style:style>
    <style:style style:name="MT2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Introduction to R Programming | <text:span text:style-name="MT1">Simple t</text:span>utorial by Karen Gomes</text:p>
      </style:header>
      <style:footer>
        <text:p text:style-name="MP2"><text:span text:style-name="MT2">Generated with RMarkdown – </text:span><text:span text:style-name="Source_20_Text"><text:span text:style-name="MT2"><text:date style:data-style-name="N40" text:date-value="2025-10-30T17:26:36.724386792">Oct 30, 2025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n Gomes</meta:initial-creator>
    <meta:creation-date>2025-10-15T21:58:17.291826706</meta:creation-date>
    <dc:date>2025-10-30T17:26:36.603081559</dc:date>
    <dc:creator>Karen Gomes</dc:creator>
    <meta:editing-duration>PT15M32S</meta:editing-duration>
    <meta:editing-cycles>12</meta:editing-cycles>
    <meta:generator>LibreOffice/24.8.6.2$Linux_X86_64 LibreOffice_project/480$Build-2</meta:generator>
    <meta:document-statistic meta:table-count="0" meta:image-count="0" meta:object-count="0" meta:page-count="2" meta:paragraph-count="7" meta:word-count="64" meta:character-count="434" meta:non-whitespace-character-count="373"/>
  </office:meta>
</office:document-meta>
</file>